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float" office:value="0.065707" calcext:value-type="float">
            <text:p>0.065707</text:p>
          </table:table-cell>
          <table:table-cell office:value-type="float" office:value="15.378" calcext:value-type="float">
            <text:p>15.378</text:p>
          </table:table-cell>
          <table:table-cell table:number-columns-repeated="4"/>
          <table:table-cell office:value-type="float" office:value="1.315666" calcext:value-type="float">
            <text:p>1.315666</text:p>
          </table:table-cell>
          <table:table-cell office:value-type="float" office:value="15.378241110861" calcext:value-type="float">
            <text:p>15.3782411109</text:p>
          </table:table-cell>
          <table:table-cell table:number-columns-repeated="2"/>
          <table:table-cell table:formula="of:=[.H1]-[.B1]" office:value-type="float" office:value="0.000241110860999427" calcext:value-type="float">
            <text:p>0.0002411109</text:p>
          </table:table-cell>
          <table:table-cell table:number-columns-repeated="2"/>
          <table:table-cell office:value-type="float" office:value="0.74473" calcext:value-type="float">
            <text:p>0.74473</text:p>
          </table:table-cell>
          <table:table-cell office:value-type="float" office:value="15.378" calcext:value-type="float">
            <text:p>15.378</text:p>
          </table:table-cell>
          <table:table-cell/>
          <table:table-cell table:formula="of:=[.O1]-[.B1]" office:value-type="float" office:value="0" calcext:value-type="float">
            <text:p>0</text:p>
          </table:table-cell>
          <table:table-cell/>
          <table:table-cell office:value-type="float" office:value="0.238087" calcext:value-type="float">
            <text:p>0.238087</text:p>
          </table:table-cell>
          <table:table-cell office:value-type="float" office:value="15.378241110861" calcext:value-type="float">
            <text:p>15.3782411109</text:p>
          </table:table-cell>
          <table:table-cell/>
          <table:table-cell table:formula="of:=[.T1]-[.O1]" office:value-type="float" office:value="0.000241110860999427" calcext:value-type="float">
            <text:p>0.0002411109</text:p>
          </table:table-cell>
        </table:table-row>
        <table:table-row table:style-name="ro1">
          <table:table-cell office:value-type="float" office:value="0.013523" calcext:value-type="float">
            <text:p>0.013523</text:p>
          </table:table-cell>
          <table:table-cell office:value-type="float" office:value="21.297" calcext:value-type="float">
            <text:p>21.297</text:p>
          </table:table-cell>
          <table:table-cell table:number-columns-repeated="4"/>
          <table:table-cell office:value-type="float" office:value="1.239162" calcext:value-type="float">
            <text:p>1.239162</text:p>
          </table:table-cell>
          <table:table-cell office:value-type="float" office:value="11.9907272482467" calcext:value-type="float">
            <text:p>11.9907272482</text:p>
          </table:table-cell>
          <table:table-cell table:number-columns-repeated="2"/>
          <table:table-cell table:formula="of:=[.H2]-[.B2]" office:value-type="float" office:value="-9.3062727517533" calcext:value-type="float">
            <text:p>-9.3062727518</text:p>
          </table:table-cell>
          <table:table-cell table:number-columns-repeated="2"/>
          <table:table-cell office:value-type="float" office:value="0.59024" calcext:value-type="float">
            <text:p>0.59024</text:p>
          </table:table-cell>
          <table:table-cell office:value-type="float" office:value="11.991" calcext:value-type="float">
            <text:p>11.991</text:p>
          </table:table-cell>
          <table:table-cell/>
          <table:table-cell table:formula="of:=[.O2]-[.B2]" office:value-type="float" office:value="-9.306" calcext:value-type="float">
            <text:p>-9.306</text:p>
          </table:table-cell>
          <table:table-cell/>
          <table:table-cell office:value-type="float" office:value="0.191467" calcext:value-type="float">
            <text:p>0.191467</text:p>
          </table:table-cell>
          <table:table-cell office:value-type="float" office:value="11.9907272482467" calcext:value-type="float">
            <text:p>11.9907272482</text:p>
          </table:table-cell>
          <table:table-cell/>
          <table:table-cell table:formula="of:=[.T2]-[.O2]" office:value-type="float" office:value="-0.000272751753300327" calcext:value-type="float">
            <text:p>-0.0002727518</text:p>
          </table:table-cell>
        </table:table-row>
        <table:table-row table:style-name="ro1">
          <table:table-cell office:value-type="float" office:value="0.006914" calcext:value-type="float">
            <text:p>0.006914</text:p>
          </table:table-cell>
          <table:table-cell office:value-type="float" office:value="11.211" calcext:value-type="float">
            <text:p>11.211</text:p>
          </table:table-cell>
          <table:table-cell table:number-columns-repeated="4"/>
          <table:table-cell office:value-type="float" office:value="1.262959" calcext:value-type="float">
            <text:p>1.262959</text:p>
          </table:table-cell>
          <table:table-cell office:value-type="float" office:value="11.2114475085269" calcext:value-type="float">
            <text:p>11.2114475085</text:p>
          </table:table-cell>
          <table:table-cell table:number-columns-repeated="2"/>
          <table:table-cell table:formula="of:=[.H3]-[.B3]" office:value-type="float" office:value="0.000447508526900009" calcext:value-type="float">
            <text:p>0.0004475085</text:p>
          </table:table-cell>
          <table:table-cell table:number-columns-repeated="2"/>
          <table:table-cell office:value-type="float" office:value="0.66127" calcext:value-type="float">
            <text:p>0.66127</text:p>
          </table:table-cell>
          <table:table-cell office:value-type="float" office:value="10.043" calcext:value-type="float">
            <text:p>10.043</text:p>
          </table:table-cell>
          <table:table-cell/>
          <table:table-cell table:formula="of:=[.O3]-[.B3]" office:value-type="float" office:value="-1.168" calcext:value-type="float">
            <text:p>-1.168</text:p>
          </table:table-cell>
          <table:table-cell/>
          <table:table-cell office:value-type="float" office:value="0.136418" calcext:value-type="float">
            <text:p>0.136418</text:p>
          </table:table-cell>
          <table:table-cell office:value-type="float" office:value="10.0434361508832" calcext:value-type="float">
            <text:p>10.0434361509</text:p>
          </table:table-cell>
          <table:table-cell/>
          <table:table-cell table:formula="of:=[.T3]-[.O3]" office:value-type="float" office:value="0.000436150883201591" calcext:value-type="float">
            <text:p>0.0004361509</text:p>
          </table:table-cell>
        </table:table-row>
        <table:table-row table:style-name="ro1">
          <table:table-cell office:value-type="float" office:value="0.007871" calcext:value-type="float">
            <text:p>0.007871</text:p>
          </table:table-cell>
          <table:table-cell office:value-type="float" office:value="9.4986" calcext:value-type="float">
            <text:p>9.4986</text:p>
          </table:table-cell>
          <table:table-cell table:number-columns-repeated="4"/>
          <table:table-cell office:value-type="float" office:value="1.233095" calcext:value-type="float">
            <text:p>1.233095</text:p>
          </table:table-cell>
          <table:table-cell office:value-type="float" office:value="9.49863471921996" calcext:value-type="float">
            <text:p>9.4986347192</text:p>
          </table:table-cell>
          <table:table-cell table:number-columns-repeated="2"/>
          <table:table-cell table:formula="of:=[.H4]-[.B4]" office:value-type="float" office:value="0.0000347192199594559" calcext:value-type="float">
            <text:p>3.47192199594559E-005</text:p>
          </table:table-cell>
          <table:table-cell table:number-columns-repeated="2"/>
          <table:table-cell office:value-type="float" office:value="0.57431" calcext:value-type="float">
            <text:p>0.57431</text:p>
          </table:table-cell>
          <table:table-cell office:value-type="float" office:value="9.4986" calcext:value-type="float">
            <text:p>9.4986</text:p>
          </table:table-cell>
          <table:table-cell/>
          <table:table-cell table:formula="of:=[.O4]-[.B4]" office:value-type="float" office:value="0" calcext:value-type="float">
            <text:p>0</text:p>
          </table:table-cell>
          <table:table-cell/>
          <table:table-cell office:value-type="float" office:value="0.152138" calcext:value-type="float">
            <text:p>0.152138</text:p>
          </table:table-cell>
          <table:table-cell office:value-type="float" office:value="9.49863471921996" calcext:value-type="float">
            <text:p>9.4986347192</text:p>
          </table:table-cell>
          <table:table-cell/>
          <table:table-cell table:formula="of:=[.T4]-[.O4]" office:value-type="float" office:value="0.0000347192199594559" calcext:value-type="float">
            <text:p>3.47192199594559E-005</text:p>
          </table:table-cell>
        </table:table-row>
        <table:table-row table:style-name="ro1">
          <table:table-cell office:value-type="float" office:value="0.010467" calcext:value-type="float">
            <text:p>0.010467</text:p>
          </table:table-cell>
          <table:table-cell office:value-type="float" office:value="10.212" calcext:value-type="float">
            <text:p>10.212</text:p>
          </table:table-cell>
          <table:table-cell table:number-columns-repeated="4"/>
          <table:table-cell office:value-type="float" office:value="1.168111" calcext:value-type="float">
            <text:p>1.168111</text:p>
          </table:table-cell>
          <table:table-cell office:value-type="float" office:value="8.66372912798654" calcext:value-type="float">
            <text:p>8.663729128</text:p>
          </table:table-cell>
          <table:table-cell table:number-columns-repeated="2"/>
          <table:table-cell table:formula="of:=[.H5]-[.B5]" office:value-type="float" office:value="-1.54827087201346" calcext:value-type="float">
            <text:p>-1.548270872</text:p>
          </table:table-cell>
          <table:table-cell table:number-columns-repeated="2"/>
          <table:table-cell office:value-type="float" office:value="0.58062" calcext:value-type="float">
            <text:p>0.58062</text:p>
          </table:table-cell>
          <table:table-cell office:value-type="float" office:value="8.6637" calcext:value-type="float">
            <text:p>8.6637</text:p>
          </table:table-cell>
          <table:table-cell/>
          <table:table-cell table:formula="of:=[.O5]-[.B5]" office:value-type="float" office:value="-1.5483" calcext:value-type="float">
            <text:p>-1.5483</text:p>
          </table:table-cell>
          <table:table-cell/>
          <table:table-cell office:value-type="float" office:value="0.167597" calcext:value-type="float">
            <text:p>0.167597</text:p>
          </table:table-cell>
          <table:table-cell office:value-type="float" office:value="8.66372912798654" calcext:value-type="float">
            <text:p>8.663729128</text:p>
          </table:table-cell>
          <table:table-cell/>
          <table:table-cell table:formula="of:=[.T5]-[.O5]" office:value-type="float" office:value="0.0000291279865400895" calcext:value-type="float">
            <text:p>0.000029128</text:p>
          </table:table-cell>
        </table:table-row>
        <table:table-row table:style-name="ro1">
          <table:table-cell office:value-type="float" office:value="0.016407" calcext:value-type="float">
            <text:p>0.016407</text:p>
          </table:table-cell>
          <table:table-cell office:value-type="float" office:value="15.737" calcext:value-type="float">
            <text:p>15.737</text:p>
          </table:table-cell>
          <table:table-cell table:number-columns-repeated="4"/>
          <table:table-cell office:value-type="float" office:value="6.416135" calcext:value-type="float">
            <text:p>6.416135</text:p>
          </table:table-cell>
          <table:table-cell office:value-type="float" office:value="15.2810130093415" calcext:value-type="float">
            <text:p>15.2810130093</text:p>
          </table:table-cell>
          <table:table-cell table:number-columns-repeated="2"/>
          <table:table-cell table:formula="of:=[.H6]-[.B6]" office:value-type="float" office:value="-0.4559869906585" calcext:value-type="float">
            <text:p>-0.4559869907</text:p>
          </table:table-cell>
          <table:table-cell table:number-columns-repeated="2"/>
          <table:table-cell office:value-type="float" office:value="2.0665" calcext:value-type="float">
            <text:p>2.0665</text:p>
          </table:table-cell>
          <table:table-cell office:value-type="float" office:value="15.737" calcext:value-type="float">
            <text:p>15.737</text:p>
          </table:table-cell>
          <table:table-cell/>
          <table:table-cell table:formula="of:=[.O6]-[.B6]" office:value-type="float" office:value="0" calcext:value-type="float">
            <text:p>0</text:p>
          </table:table-cell>
          <table:table-cell/>
          <table:table-cell office:value-type="float" office:value="6.931706" calcext:value-type="float">
            <text:p>6.931706</text:p>
          </table:table-cell>
          <table:table-cell office:value-type="float" office:value="15.7372929624976" calcext:value-type="float">
            <text:p>15.7372929625</text:p>
          </table:table-cell>
          <table:table-cell/>
          <table:table-cell table:formula="of:=[.T6]-[.O6]" office:value-type="float" office:value="0.000292962497599802" calcext:value-type="float">
            <text:p>0.0002929625</text:p>
          </table:table-cell>
        </table:table-row>
        <table:table-row table:style-name="ro1">
          <table:table-cell office:value-type="float" office:value="0.022717" calcext:value-type="float">
            <text:p>0.022717</text:p>
          </table:table-cell>
          <table:table-cell office:value-type="float" office:value="16.135" calcext:value-type="float">
            <text:p>16.135</text:p>
          </table:table-cell>
          <table:table-cell table:number-columns-repeated="4"/>
          <table:table-cell office:value-type="float" office:value="6.194284" calcext:value-type="float">
            <text:p>6.194284</text:p>
          </table:table-cell>
          <table:table-cell office:value-type="float" office:value="13.3105025286812" calcext:value-type="float">
            <text:p>13.3105025287</text:p>
          </table:table-cell>
          <table:table-cell table:number-columns-repeated="2"/>
          <table:table-cell table:formula="of:=[.H7]-[.B7]" office:value-type="float" office:value="-2.8244974713188" calcext:value-type="float">
            <text:p>-2.8244974713</text:p>
          </table:table-cell>
          <table:table-cell table:number-columns-repeated="2"/>
          <table:table-cell office:value-type="float" office:value="3.9664" calcext:value-type="float">
            <text:p>3.9664</text:p>
          </table:table-cell>
          <table:table-cell office:value-type="float" office:value="13.561" calcext:value-type="float">
            <text:p>13.561</text:p>
          </table:table-cell>
          <table:table-cell/>
          <table:table-cell table:formula="of:=[.O7]-[.B7]" office:value-type="float" office:value="-2.574" calcext:value-type="float">
            <text:p>-2.574</text:p>
          </table:table-cell>
          <table:table-cell/>
          <table:table-cell office:value-type="float" office:value="7.609628" calcext:value-type="float">
            <text:p>7.609628</text:p>
          </table:table-cell>
          <table:table-cell office:value-type="float" office:value="13.3105025286812" calcext:value-type="float">
            <text:p>13.3105025287</text:p>
          </table:table-cell>
          <table:table-cell/>
          <table:table-cell table:formula="of:=[.T7]-[.O7]" office:value-type="float" office:value="-0.2504974713188" calcext:value-type="float">
            <text:p>-0.2504974713</text:p>
          </table:table-cell>
        </table:table-row>
        <table:table-row table:style-name="ro1">
          <table:table-cell office:value-type="float" office:value="0.020598" calcext:value-type="float">
            <text:p>0.020598</text:p>
          </table:table-cell>
          <table:table-cell office:value-type="float" office:value="19.126" calcext:value-type="float">
            <text:p>19.126</text:p>
          </table:table-cell>
          <table:table-cell table:number-columns-repeated="4"/>
          <table:table-cell office:value-type="float" office:value="6.655888" calcext:value-type="float">
            <text:p>6.655888</text:p>
          </table:table-cell>
          <table:table-cell office:value-type="float" office:value="15.1545772686958" calcext:value-type="float">
            <text:p>15.1545772687</text:p>
          </table:table-cell>
          <table:table-cell table:number-columns-repeated="2"/>
          <table:table-cell table:formula="of:=[.H8]-[.B8]" office:value-type="float" office:value="-3.9714227313042" calcext:value-type="float">
            <text:p>-3.9714227313</text:p>
          </table:table-cell>
          <table:table-cell table:number-columns-repeated="2"/>
          <table:table-cell office:value-type="float" office:value="2.3751" calcext:value-type="float">
            <text:p>2.3751</text:p>
          </table:table-cell>
          <table:table-cell office:value-type="float" office:value="15.53" calcext:value-type="float">
            <text:p>15.53</text:p>
          </table:table-cell>
          <table:table-cell/>
          <table:table-cell table:formula="of:=[.O8]-[.B8]" office:value-type="float" office:value="-3.596" calcext:value-type="float">
            <text:p>-3.596</text:p>
          </table:table-cell>
          <table:table-cell/>
          <table:table-cell office:value-type="float" office:value="7.61222" calcext:value-type="float">
            <text:p>7.61222</text:p>
          </table:table-cell>
          <table:table-cell office:value-type="float" office:value="15.1545772686958" calcext:value-type="float">
            <text:p>15.1545772687</text:p>
          </table:table-cell>
          <table:table-cell/>
          <table:table-cell table:formula="of:=[.T8]-[.O8]" office:value-type="float" office:value="-0.3754227313042" calcext:value-type="float">
            <text:p>-0.3754227313</text:p>
          </table:table-cell>
        </table:table-row>
        <table:table-row table:style-name="ro1">
          <table:table-cell office:value-type="float" office:value="0.020196" calcext:value-type="float">
            <text:p>0.020196</text:p>
          </table:table-cell>
          <table:table-cell office:value-type="float" office:value="14.322" calcext:value-type="float">
            <text:p>14.322</text:p>
          </table:table-cell>
          <table:table-cell table:number-columns-repeated="4"/>
          <table:table-cell office:value-type="float" office:value="4.242975" calcext:value-type="float">
            <text:p>4.242975</text:p>
          </table:table-cell>
          <table:table-cell office:value-type="float" office:value="11.4659477914623" calcext:value-type="float">
            <text:p>11.4659477915</text:p>
          </table:table-cell>
          <table:table-cell table:number-columns-repeated="2"/>
          <table:table-cell table:formula="of:=[.H9]-[.B9]" office:value-type="float" office:value="-2.8560522085377" calcext:value-type="float">
            <text:p>-2.8560522085</text:p>
          </table:table-cell>
          <table:table-cell table:number-columns-repeated="2"/>
          <table:table-cell office:value-type="float" office:value="2.9586" calcext:value-type="float">
            <text:p>2.9586</text:p>
          </table:table-cell>
          <table:table-cell office:value-type="float" office:value="11.466" calcext:value-type="float">
            <text:p>11.466</text:p>
          </table:table-cell>
          <table:table-cell/>
          <table:table-cell table:formula="of:=[.O9]-[.B9]" office:value-type="float" office:value="-2.856" calcext:value-type="float">
            <text:p>-2.856</text:p>
          </table:table-cell>
          <table:table-cell/>
          <table:table-cell office:value-type="float" office:value="4.910431" calcext:value-type="float">
            <text:p>4.910431</text:p>
          </table:table-cell>
          <table:table-cell office:value-type="float" office:value="11.4659477914623" calcext:value-type="float">
            <text:p>11.4659477915</text:p>
          </table:table-cell>
          <table:table-cell/>
          <table:table-cell table:formula="of:=[.T9]-[.O9]" office:value-type="float" office:value="-0.000052208537699272" calcext:value-type="float">
            <text:p>-5.2208537699272E-005</text:p>
          </table:table-cell>
        </table:table-row>
        <table:table-row table:style-name="ro1">
          <table:table-cell office:value-type="float" office:value="0.014147" calcext:value-type="float">
            <text:p>0.014147</text:p>
          </table:table-cell>
          <table:table-cell office:value-type="float" office:value="12.297" calcext:value-type="float">
            <text:p>12.297</text:p>
          </table:table-cell>
          <table:table-cell table:number-columns-repeated="4"/>
          <table:table-cell office:value-type="float" office:value="7.297925" calcext:value-type="float">
            <text:p>7.297925</text:p>
          </table:table-cell>
          <table:table-cell office:value-type="float" office:value="12.0891856582945" calcext:value-type="float">
            <text:p>12.0891856583</text:p>
          </table:table-cell>
          <table:table-cell table:number-columns-repeated="2"/>
          <table:table-cell table:formula="of:=[.H10]-[.B10]" office:value-type="float" office:value="-0.2078143417055" calcext:value-type="float">
            <text:p>-0.2078143417</text:p>
          </table:table-cell>
          <table:table-cell table:number-columns-repeated="2"/>
          <table:table-cell office:value-type="float" office:value="3.0327" calcext:value-type="float">
            <text:p>3.0327</text:p>
          </table:table-cell>
          <table:table-cell office:value-type="float" office:value="12.089" calcext:value-type="float">
            <text:p>12.089</text:p>
          </table:table-cell>
          <table:table-cell/>
          <table:table-cell table:formula="of:=[.O10]-[.B10]" office:value-type="float" office:value="-0.208" calcext:value-type="float">
            <text:p>-0.208</text:p>
          </table:table-cell>
          <table:table-cell/>
          <table:table-cell office:value-type="float" office:value="6.986063" calcext:value-type="float">
            <text:p>6.986063</text:p>
          </table:table-cell>
          <table:table-cell office:value-type="float" office:value="11.6363367536278" calcext:value-type="float">
            <text:p>11.6363367536</text:p>
          </table:table-cell>
          <table:table-cell/>
          <table:table-cell table:formula="of:=[.T10]-[.O10]" office:value-type="float" office:value="-0.4526632463722" calcext:value-type="float">
            <text:p>-0.4526632464</text:p>
          </table:table-cell>
        </table:table-row>
        <table:table-row table:style-name="ro1">
          <table:table-cell office:value-type="float" office:value="0.029986" calcext:value-type="float">
            <text:p>0.029986</text:p>
          </table:table-cell>
          <table:table-cell office:value-type="float" office:value="19.319" calcext:value-type="float">
            <text:p>19.319</text:p>
          </table:table-cell>
          <table:table-cell table:number-columns-repeated="4"/>
          <table:table-cell office:value-type="float" office:value="8.649716" calcext:value-type="float">
            <text:p>8.649716</text:p>
          </table:table-cell>
          <table:table-cell office:value-type="float" office:value="17.3964164556884" calcext:value-type="float">
            <text:p>17.3964164557</text:p>
          </table:table-cell>
          <table:table-cell table:number-columns-repeated="2"/>
          <table:table-cell table:formula="of:=[.H11]-[.B11]" office:value-type="float" office:value="-1.9225835443116" calcext:value-type="float">
            <text:p>-1.9225835443</text:p>
          </table:table-cell>
          <table:table-cell table:number-columns-repeated="2"/>
          <table:table-cell office:value-type="float" office:value="8.3525" calcext:value-type="float">
            <text:p>8.3525</text:p>
          </table:table-cell>
          <table:table-cell office:value-type="float" office:value="15.76" calcext:value-type="float">
            <text:p>15.76</text:p>
          </table:table-cell>
          <table:table-cell/>
          <table:table-cell table:formula="of:=[.O11]-[.B11]" office:value-type="float" office:value="-3.559" calcext:value-type="float">
            <text:p>-3.559</text:p>
          </table:table-cell>
          <table:table-cell table:number-columns-repeated="5"/>
        </table:table-row>
        <table:table-row table:style-name="ro1">
          <table:table-cell office:value-type="float" office:value="0.031632" calcext:value-type="float">
            <text:p>0.031632</text:p>
          </table:table-cell>
          <table:table-cell office:value-type="float" office:value="20.792" calcext:value-type="float">
            <text:p>20.792</text:p>
          </table:table-cell>
          <table:table-cell table:number-columns-repeated="4"/>
          <table:table-cell office:value-type="float" office:value="8.953269" calcext:value-type="float">
            <text:p>8.953269</text:p>
          </table:table-cell>
          <table:table-cell office:value-type="float" office:value="20.7923569936597" calcext:value-type="float">
            <text:p>20.7923569937</text:p>
          </table:table-cell>
          <table:table-cell table:number-columns-repeated="2"/>
          <table:table-cell table:formula="of:=[.H12]-[.B12]" office:value-type="float" office:value="0.000356993659696769" calcext:value-type="float">
            <text:p>0.0003569937</text:p>
          </table:table-cell>
          <table:table-cell table:number-columns-repeated="2"/>
          <table:table-cell office:value-type="float" office:value="4.9527" calcext:value-type="float">
            <text:p>4.9527</text:p>
          </table:table-cell>
          <table:table-cell office:value-type="float" office:value="20.792" calcext:value-type="float">
            <text:p>20.792</text:p>
          </table:table-cell>
          <table:table-cell/>
          <table:table-cell table:formula="of:=[.O12]-[.B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3297" calcext:value-type="float">
            <text:p>0.033297</text:p>
          </table:table-cell>
          <table:table-cell office:value-type="float" office:value="41.585" calcext:value-type="float">
            <text:p>41.585</text:p>
          </table:table-cell>
          <table:table-cell table:number-columns-repeated="4"/>
          <table:table-cell office:value-type="float" office:value="9.349033" calcext:value-type="float">
            <text:p>9.349033</text:p>
          </table:table-cell>
          <table:table-cell office:value-type="float" office:value="35.8754468954933" calcext:value-type="float">
            <text:p>35.8754468955</text:p>
          </table:table-cell>
          <table:table-cell table:number-columns-repeated="2"/>
          <table:table-cell table:formula="of:=[.H13]-[.B13]" office:value-type="float" office:value="-5.7095531045067" calcext:value-type="float">
            <text:p>-5.7095531045</text:p>
          </table:table-cell>
          <table:table-cell table:number-columns-repeated="2"/>
          <table:table-cell office:value-type="float" office:value="4.9312" calcext:value-type="float">
            <text:p>4.9312</text:p>
          </table:table-cell>
          <table:table-cell office:value-type="float" office:value="35.875" calcext:value-type="float">
            <text:p>35.875</text:p>
          </table:table-cell>
          <table:table-cell/>
          <table:table-cell table:formula="of:=[.O13]-[.B13]" office:value-type="float" office:value="-5.71" calcext:value-type="float">
            <text:p>-5.71</text:p>
          </table:table-cell>
          <table:table-cell table:number-columns-repeated="5"/>
        </table:table-row>
        <table:table-row table:style-name="ro1">
          <table:table-cell office:value-type="float" office:value="0.036616" calcext:value-type="float">
            <text:p>0.036616</text:p>
          </table:table-cell>
          <table:table-cell office:value-type="float" office:value="39.31" calcext:value-type="float">
            <text:p>39.31</text:p>
          </table:table-cell>
          <table:table-cell table:number-columns-repeated="4"/>
          <table:table-cell office:value-type="float" office:value="8.827641" calcext:value-type="float">
            <text:p>8.827641</text:p>
          </table:table-cell>
          <table:table-cell office:value-type="float" office:value="39.3101057368504" calcext:value-type="float">
            <text:p>39.3101057369</text:p>
          </table:table-cell>
          <table:table-cell table:number-columns-repeated="2"/>
          <table:table-cell table:formula="of:=[.H14]-[.B14]" office:value-type="float" office:value="0.000105736850400717" calcext:value-type="float">
            <text:p>0.0001057369</text:p>
          </table:table-cell>
          <table:table-cell table:number-columns-repeated="2"/>
          <table:table-cell office:value-type="float" office:value="4.9332" calcext:value-type="float">
            <text:p>4.9332</text:p>
          </table:table-cell>
          <table:table-cell office:value-type="float" office:value="39.31" calcext:value-type="float">
            <text:p>39.31</text:p>
          </table:table-cell>
          <table:table-cell/>
          <table:table-cell table:formula="of:=[.O14]-[.B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4593" calcext:value-type="float">
            <text:p>0.034593</text:p>
          </table:table-cell>
          <table:table-cell office:value-type="float" office:value="33.934" calcext:value-type="float">
            <text:p>33.934</text:p>
          </table:table-cell>
          <table:table-cell/>
          <table:table-cell office:value-type="float" office:value="39.867103" calcext:value-type="float">
            <text:p>39.867103</text:p>
          </table:table-cell>
          <table:table-cell office:value-type="float" office:value="33.9344975417532" calcext:value-type="float">
            <text:p>33.9344975418</text:p>
          </table:table-cell>
          <table:table-cell/>
          <table:table-cell office:value-type="float" office:value="8.557622" calcext:value-type="float">
            <text:p>8.557622</text:p>
          </table:table-cell>
          <table:table-cell office:value-type="float" office:value="33.9344975417532" calcext:value-type="float">
            <text:p>33.9344975418</text:p>
          </table:table-cell>
          <table:table-cell table:number-columns-repeated="2"/>
          <table:table-cell table:formula="of:=[.H15]-[.B15]" office:value-type="float" office:value="0.000497541753205155" calcext:value-type="float">
            <text:p>0.0004975418</text:p>
          </table:table-cell>
          <table:table-cell table:number-columns-repeated="2"/>
          <table:table-cell office:value-type="float" office:value="4.9309" calcext:value-type="float">
            <text:p>4.9309</text:p>
          </table:table-cell>
          <table:table-cell office:value-type="float" office:value="33.934" calcext:value-type="float">
            <text:p>33.934</text:p>
          </table:table-cell>
          <table:table-cell/>
          <table:table-cell table:formula="of:=[.O15]-[.B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3865" calcext:value-type="float">
            <text:p>0.053865</text:p>
          </table:table-cell>
          <table:table-cell office:value-type="float" office:value="50.027" calcext:value-type="float">
            <text:p>50.027</text:p>
          </table:table-cell>
          <table:table-cell/>
          <table:table-cell office:value-type="float" office:value="86.831523" calcext:value-type="float">
            <text:p>86.831523</text:p>
          </table:table-cell>
          <table:table-cell office:value-type="float" office:value="49.3055201508838" calcext:value-type="float">
            <text:p>49.3055201509</text:p>
          </table:table-cell>
          <table:table-cell/>
          <table:table-cell office:value-type="float" office:value="15.14322" calcext:value-type="float">
            <text:p>15.14322</text:p>
          </table:table-cell>
          <table:table-cell office:value-type="float" office:value="49.8670080655654" calcext:value-type="float">
            <text:p>49.8670080656</text:p>
          </table:table-cell>
          <table:table-cell table:number-columns-repeated="2"/>
          <table:table-cell table:formula="of:=[.H16]-[.B16]" office:value-type="float" office:value="-0.159991934434601" calcext:value-type="float">
            <text:p>-0.1599919344</text:p>
          </table:table-cell>
          <table:table-cell table:number-columns-repeated="2"/>
          <table:table-cell office:value-type="float" office:value="8.9948" calcext:value-type="float">
            <text:p>8.9948</text:p>
          </table:table-cell>
          <table:table-cell office:value-type="float" office:value="49.867" calcext:value-type="float">
            <text:p>49.867</text:p>
          </table:table-cell>
          <table:table-cell/>
          <table:table-cell table:formula="of:=[.O16]-[.B16]" office:value-type="float" office:value="-0.160000000000004" calcext:value-type="float">
            <text:p>-0.16</text:p>
          </table:table-cell>
          <table:table-cell table:number-columns-repeated="5"/>
        </table:table-row>
        <table:table-row table:style-name="ro1">
          <table:table-cell office:value-type="float" office:value="0.065066" calcext:value-type="float">
            <text:p>0.065066</text:p>
          </table:table-cell>
          <table:table-cell office:value-type="float" office:value="51.597" calcext:value-type="float">
            <text:p>51.597</text:p>
          </table:table-cell>
          <table:table-cell/>
          <table:table-cell office:value-type="float" office:value="103.461739" calcext:value-type="float">
            <text:p>103.461739</text:p>
          </table:table-cell>
          <table:table-cell office:value-type="float" office:value="40.2739886409666" calcext:value-type="float">
            <text:p>40.273988641</text:p>
          </table:table-cell>
          <table:table-cell/>
          <table:table-cell office:value-type="float" office:value="14.61269" calcext:value-type="float">
            <text:p>14.61269</text:p>
          </table:table-cell>
          <table:table-cell office:value-type="float" office:value="42.0600233521705" calcext:value-type="float">
            <text:p>42.0600233522</text:p>
          </table:table-cell>
          <table:table-cell table:number-columns-repeated="2"/>
          <table:table-cell table:formula="of:=[.H17]-[.B17]" office:value-type="float" office:value="-9.53697664782951" calcext:value-type="float">
            <text:p>-9.5369766478</text:p>
          </table:table-cell>
          <table:table-cell table:number-columns-repeated="2"/>
          <table:table-cell office:value-type="float" office:value="14.435" calcext:value-type="float">
            <text:p>14.435</text:p>
          </table:table-cell>
          <table:table-cell office:value-type="float" office:value="43.001" calcext:value-type="float">
            <text:p>43.001</text:p>
          </table:table-cell>
          <table:table-cell/>
          <table:table-cell table:formula="of:=[.O17]-[.B17]" office:value-type="float" office:value="-8.596" calcext:value-type="float">
            <text:p>-8.596</text:p>
          </table:table-cell>
          <table:table-cell table:number-columns-repeated="5"/>
        </table:table-row>
        <table:table-row table:style-name="ro1">
          <table:table-cell office:value-type="float" office:value="0.086934" calcext:value-type="float">
            <text:p>0.086934</text:p>
          </table:table-cell>
          <table:table-cell office:value-type="float" office:value="47.319" calcext:value-type="float">
            <text:p>47.319</text:p>
          </table:table-cell>
          <table:table-cell/>
          <table:table-cell office:value-type="float" office:value="59.783103" calcext:value-type="float">
            <text:p>59.783103</text:p>
          </table:table-cell>
          <table:table-cell office:value-type="float" office:value="38.5826705639559" calcext:value-type="float">
            <text:p>38.582670564</text:p>
          </table:table-cell>
          <table:table-cell/>
          <table:table-cell office:value-type="float" office:value="15.081891" calcext:value-type="float">
            <text:p>15.081891</text:p>
          </table:table-cell>
          <table:table-cell office:value-type="float" office:value="38.5826705639559" calcext:value-type="float">
            <text:p>38.582670564</text:p>
          </table:table-cell>
          <table:table-cell table:number-columns-repeated="2"/>
          <table:table-cell table:formula="of:=[.H18]-[.B18]" office:value-type="float" office:value="-8.7363294360441" calcext:value-type="float">
            <text:p>-8.736329436</text:p>
          </table:table-cell>
          <table:table-cell table:number-columns-repeated="2"/>
          <table:table-cell office:value-type="float" office:value="8.9726" calcext:value-type="float">
            <text:p>8.9726</text:p>
          </table:table-cell>
          <table:table-cell office:value-type="float" office:value="38.583" calcext:value-type="float">
            <text:p>38.583</text:p>
          </table:table-cell>
          <table:table-cell/>
          <table:table-cell table:formula="of:=[.O18]-[.B18]" office:value-type="float" office:value="-8.736" calcext:value-type="float">
            <text:p>-8.736</text:p>
          </table:table-cell>
          <table:table-cell table:number-columns-repeated="5"/>
        </table:table-row>
        <table:table-row table:style-name="ro1">
          <table:table-cell office:value-type="float" office:value="0.049484" calcext:value-type="float">
            <text:p>0.049484</text:p>
          </table:table-cell>
          <table:table-cell office:value-type="float" office:value="49.923" calcext:value-type="float">
            <text:p>49.923</text:p>
          </table:table-cell>
          <table:table-cell/>
          <table:table-cell office:value-type="float" office:value="152.737719" calcext:value-type="float">
            <text:p>152.737719</text:p>
          </table:table-cell>
          <table:table-cell office:value-type="float" office:value="39.2613953088184" calcext:value-type="float">
            <text:p>39.2613953088</text:p>
          </table:table-cell>
          <table:table-cell/>
          <table:table-cell office:value-type="float" office:value="14.46791" calcext:value-type="float">
            <text:p>14.46791</text:p>
          </table:table-cell>
          <table:table-cell office:value-type="float" office:value="40.5187707729073" calcext:value-type="float">
            <text:p>40.5187707729</text:p>
          </table:table-cell>
          <table:table-cell table:number-columns-repeated="2"/>
          <table:table-cell table:formula="of:=[.H19]-[.B19]" office:value-type="float" office:value="-9.4042292270927" calcext:value-type="float">
            <text:p>-9.4042292271</text:p>
          </table:table-cell>
          <table:table-cell table:number-columns-repeated="2"/>
          <table:table-cell office:value-type="float" office:value="9.0075" calcext:value-type="float">
            <text:p>9.0075</text:p>
          </table:table-cell>
          <table:table-cell office:value-type="float" office:value="40.519" calcext:value-type="float">
            <text:p>40.519</text:p>
          </table:table-cell>
          <table:table-cell/>
          <table:table-cell table:formula="of:=[.O19]-[.B19]" office:value-type="float" office:value="-9.404" calcext:value-type="float">
            <text:p>-9.404</text:p>
          </table:table-cell>
          <table:table-cell table:number-columns-repeated="5"/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67.531" calcext:value-type="float">
            <text:p>67.531</text:p>
          </table:table-cell>
          <table:table-cell/>
          <table:table-cell office:value-type="float" office:value="57.543435" calcext:value-type="float">
            <text:p>57.543435</text:p>
          </table:table-cell>
          <table:table-cell office:value-type="float" office:value="48.3026912678402" calcext:value-type="float">
            <text:p>48.3026912678</text:p>
          </table:table-cell>
          <table:table-cell/>
          <table:table-cell office:value-type="float" office:value="15.733692" calcext:value-type="float">
            <text:p>15.733692</text:p>
          </table:table-cell>
          <table:table-cell office:value-type="float" office:value="48.3026912678402" calcext:value-type="float">
            <text:p>48.3026912678</text:p>
          </table:table-cell>
          <table:table-cell table:number-columns-repeated="2"/>
          <table:table-cell table:formula="of:=[.H20]-[.B20]" office:value-type="float" office:value="-19.2283087321598" calcext:value-type="float">
            <text:p>-19.2283087322</text:p>
          </table:table-cell>
          <table:table-cell table:number-columns-repeated="2"/>
          <table:table-cell office:value-type="float" office:value="8.9568" calcext:value-type="float">
            <text:p>8.9568</text:p>
          </table:table-cell>
          <table:table-cell office:value-type="float" office:value="48.303" calcext:value-type="float">
            <text:p>48.303</text:p>
          </table:table-cell>
          <table:table-cell/>
          <table:table-cell table:formula="of:=[.O20]-[.B20]" office:value-type="float" office:value="-19.228" calcext:value-type="float">
            <text:p>-19.228</text:p>
          </table:table-cell>
          <table:table-cell table:number-columns-repeated="5"/>
        </table:table-row>
        <table:table-row table:style-name="ro1">
          <table:table-cell office:value-type="float" office:value="0.093314" calcext:value-type="float">
            <text:p>0.093314</text:p>
          </table:table-cell>
          <table:table-cell office:value-type="float" office:value="52.752" calcext:value-type="float">
            <text:p>52.752</text:p>
          </table:table-cell>
          <table:table-cell/>
          <table:table-cell office:value-type="float" office:value="104.965138" calcext:value-type="float">
            <text:p>104.965138</text:p>
          </table:table-cell>
          <table:table-cell office:value-type="float" office:value="44.1944776821772" calcext:value-type="float">
            <text:p>44.1944776822</text:p>
          </table:table-cell>
          <table:table-cell/>
          <table:table-cell office:value-type="float" office:value="32.383981" calcext:value-type="float">
            <text:p>32.383981</text:p>
          </table:table-cell>
          <table:table-cell office:value-type="float" office:value="44.1944776821772" calcext:value-type="float">
            <text:p>44.1944776822</text:p>
          </table:table-cell>
          <table:table-cell table:number-columns-repeated="2"/>
          <table:table-cell table:formula="of:=[.H21]-[.B21]" office:value-type="float" office:value="-8.5575223178228" calcext:value-type="float">
            <text:p>-8.5575223178</text:p>
          </table:table-cell>
          <table:table-cell table:number-columns-repeated="2"/>
          <table:table-cell office:value-type="float" office:value="21.282" calcext:value-type="float">
            <text:p>21.282</text:p>
          </table:table-cell>
          <table:table-cell office:value-type="float" office:value="49.641" calcext:value-type="float">
            <text:p>49.641</text:p>
          </table:table-cell>
          <table:table-cell/>
          <table:table-cell table:formula="of:=[.O21]-[.B21]" office:value-type="float" office:value="-3.111" calcext:value-type="float">
            <text:p>-3.111</text:p>
          </table:table-cell>
          <table:table-cell table:number-columns-repeated="5"/>
        </table:table-row>
        <table:table-row table:style-name="ro1">
          <table:table-cell office:value-type="float" office:value="0.10383" calcext:value-type="float">
            <text:p>0.10383</text:p>
          </table:table-cell>
          <table:table-cell office:value-type="float" office:value="56.862" calcext:value-type="float">
            <text:p>56.862</text:p>
          </table:table-cell>
          <table:table-cell/>
          <table:table-cell office:value-type="float" office:value="105.057593" calcext:value-type="float">
            <text:p>105.057593</text:p>
          </table:table-cell>
          <table:table-cell office:value-type="float" office:value="55.8498757720844" calcext:value-type="float">
            <text:p>55.8498757721</text:p>
          </table:table-cell>
          <table:table-cell/>
          <table:table-cell office:value-type="float" office:value="34.976912" calcext:value-type="float">
            <text:p>34.976912</text:p>
          </table:table-cell>
          <table:table-cell office:value-type="float" office:value="54.1631697680028" calcext:value-type="float">
            <text:p>54.163169768</text:p>
          </table:table-cell>
          <table:table-cell table:number-columns-repeated="2"/>
          <table:table-cell table:formula="of:=[.H22]-[.B22]" office:value-type="float" office:value="-2.6988302319972" calcext:value-type="float">
            <text:p>-2.698830232</text:p>
          </table:table-cell>
          <table:table-cell table:number-columns-repeated="2"/>
          <table:table-cell office:value-type="float" office:value="21.206" calcext:value-type="float">
            <text:p>21.206</text:p>
          </table:table-cell>
          <table:table-cell office:value-type="float" office:value="54.888" calcext:value-type="float">
            <text:p>54.888</text:p>
          </table:table-cell>
          <table:table-cell/>
          <table:table-cell table:formula="of:=[.O22]-[.B22]" office:value-type="float" office:value="-1.974" calcext:value-type="float">
            <text:p>-1.974</text:p>
          </table:table-cell>
          <table:table-cell table:number-columns-repeated="5"/>
        </table:table-row>
        <table:table-row table:style-name="ro1">
          <table:table-cell office:value-type="float" office:value="0.095905" calcext:value-type="float">
            <text:p>0.095905</text:p>
          </table:table-cell>
          <table:table-cell office:value-type="float" office:value="62.518" calcext:value-type="float">
            <text:p>62.518</text:p>
          </table:table-cell>
          <table:table-cell/>
          <table:table-cell office:value-type="float" office:value="104.894093" calcext:value-type="float">
            <text:p>104.894093</text:p>
          </table:table-cell>
          <table:table-cell office:value-type="float" office:value="55.4530360101455" calcext:value-type="float">
            <text:p>55.4530360101</text:p>
          </table:table-cell>
          <table:table-cell/>
          <table:table-cell office:value-type="float" office:value="34.900262" calcext:value-type="float">
            <text:p>34.900262</text:p>
          </table:table-cell>
          <table:table-cell office:value-type="float" office:value="55.3359266308731" calcext:value-type="float">
            <text:p>55.3359266309</text:p>
          </table:table-cell>
          <table:table-cell table:number-columns-repeated="2"/>
          <table:table-cell table:formula="of:=[.H23]-[.B23]" office:value-type="float" office:value="-7.1820733691269" calcext:value-type="float">
            <text:p>-7.1820733691</text:p>
          </table:table-cell>
          <table:table-cell table:number-columns-repeated="2"/>
          <table:table-cell office:value-type="float" office:value="21.26" calcext:value-type="float">
            <text:p>21.26</text:p>
          </table:table-cell>
          <table:table-cell office:value-type="float" office:value="51.323" calcext:value-type="float">
            <text:p>51.323</text:p>
          </table:table-cell>
          <table:table-cell/>
          <table:table-cell table:formula="of:=[.O23]-[.B23]" office:value-type="float" office:value="-11.195" calcext:value-type="float">
            <text:p>-11.195</text:p>
          </table:table-cell>
          <table:table-cell table:number-columns-repeated="5"/>
        </table:table-row>
        <table:table-row table:style-name="ro1">
          <table:table-cell office:value-type="float" office:value="0.085458" calcext:value-type="float">
            <text:p>0.085458</text:p>
          </table:table-cell>
          <table:table-cell office:value-type="float" office:value="63.234" calcext:value-type="float">
            <text:p>63.234</text:p>
          </table:table-cell>
          <table:table-cell/>
          <table:table-cell office:value-type="float" office:value="104.92566" calcext:value-type="float">
            <text:p>104.92566</text:p>
          </table:table-cell>
          <table:table-cell office:value-type="float" office:value="52.099772177797" calcext:value-type="float">
            <text:p>52.0997721778</text:p>
          </table:table-cell>
          <table:table-cell/>
          <table:table-cell office:value-type="float" office:value="33.104157" calcext:value-type="float">
            <text:p>33.104157</text:p>
          </table:table-cell>
          <table:table-cell office:value-type="float" office:value="53.0574233289067" calcext:value-type="float">
            <text:p>53.0574233289</text:p>
          </table:table-cell>
          <table:table-cell table:number-columns-repeated="2"/>
          <table:table-cell table:formula="of:=[.H24]-[.B24]" office:value-type="float" office:value="-10.1765766710933" calcext:value-type="float">
            <text:p>-10.1765766711</text:p>
          </table:table-cell>
          <table:table-cell table:number-columns-repeated="2"/>
          <table:table-cell office:value-type="float" office:value="21.273" calcext:value-type="float">
            <text:p>21.273</text:p>
          </table:table-cell>
          <table:table-cell office:value-type="float" office:value="52.1" calcext:value-type="float">
            <text:p>52.1</text:p>
          </table:table-cell>
          <table:table-cell/>
          <table:table-cell table:formula="of:=[.O24]-[.B24]" office:value-type="float" office:value="-11.134" calcext:value-type="float">
            <text:p>-11.134</text:p>
          </table:table-cell>
          <table:table-cell table:number-columns-repeated="5"/>
        </table:table-row>
        <table:table-row table:style-name="ro1">
          <table:table-cell office:value-type="float" office:value="0.094525" calcext:value-type="float">
            <text:p>0.094525</text:p>
          </table:table-cell>
          <table:table-cell office:value-type="float" office:value="47.749" calcext:value-type="float">
            <text:p>47.749</text:p>
          </table:table-cell>
          <table:table-cell/>
          <table:table-cell office:value-type="float" office:value="441.754928" calcext:value-type="float">
            <text:p>441.754928</text:p>
          </table:table-cell>
          <table:table-cell office:value-type="float" office:value="43.7628862003534" calcext:value-type="float">
            <text:p>43.7628862004</text:p>
          </table:table-cell>
          <table:table-cell/>
          <table:table-cell office:value-type="float" office:value="34.096661" calcext:value-type="float">
            <text:p>34.096661</text:p>
          </table:table-cell>
          <table:table-cell office:value-type="float" office:value="43.3936054559814" calcext:value-type="float">
            <text:p>43.393605456</text:p>
          </table:table-cell>
          <table:table-cell table:number-columns-repeated="2"/>
          <table:table-cell table:formula="of:=[.H25]-[.B25]" office:value-type="float" office:value="-4.3553945440186" calcext:value-type="float">
            <text:p>-4.355394544</text:p>
          </table:table-cell>
          <table:table-cell table:number-columns-repeated="2"/>
          <table:table-cell office:value-type="float" office:value="21.235" calcext:value-type="float">
            <text:p>21.235</text:p>
          </table:table-cell>
          <table:table-cell office:value-type="float" office:value="43.763" calcext:value-type="float">
            <text:p>43.763</text:p>
          </table:table-cell>
          <table:table-cell/>
          <table:table-cell table:formula="of:=[.O25]-[.B25]" office:value-type="float" office:value="-3.986" calcext:value-type="float">
            <text:p>-3.986</text:p>
          </table:table-cell>
          <table:table-cell table:number-columns-repeated="5"/>
        </table:table-row>
        <table:table-row table:style-name="ro1">
          <table:table-cell office:value-type="float" office:value="0.20325" calcext:value-type="float">
            <text:p>0.20325</text:p>
          </table:table-cell>
          <table:table-cell office:value-type="float" office:value="61.741" calcext:value-type="float">
            <text:p>61.741</text:p>
          </table:table-cell>
          <table:table-cell/>
          <table:table-cell office:value-type="float" office:value="753.170063" calcext:value-type="float">
            <text:p>753.170063</text:p>
          </table:table-cell>
          <table:table-cell office:value-type="float" office:value="57.7114220038512" calcext:value-type="float">
            <text:p>57.7114220039</text:p>
          </table:table-cell>
          <table:table-cell/>
          <table:table-cell office:value-type="float" office:value="77.487802" calcext:value-type="float">
            <text:p>77.487802</text:p>
          </table:table-cell>
          <table:table-cell office:value-type="float" office:value="53.6532728024243" calcext:value-type="float">
            <text:p>53.6532728024</text:p>
          </table:table-cell>
          <table:table-cell table:number-columns-repeated="2"/>
          <table:table-cell table:formula="of:=[.H26]-[.B26]" office:value-type="float" office:value="-8.0877271975757" calcext:value-type="float">
            <text:p>-8.0877271976</text:p>
          </table:table-cell>
          <table:table-cell table:number-columns-repeated="2"/>
          <table:table-cell office:value-type="float" office:value="51.119" calcext:value-type="float">
            <text:p>51.119</text:p>
          </table:table-cell>
          <table:table-cell office:value-type="float" office:value="56.44" calcext:value-type="float">
            <text:p>56.44</text:p>
          </table:table-cell>
          <table:table-cell/>
          <table:table-cell table:formula="of:=[.O26]-[.B26]" office:value-type="float" office:value="-5.301" calcext:value-type="float">
            <text:p>-5.301</text:p>
          </table:table-cell>
          <table:table-cell table:number-columns-repeated="5"/>
        </table:table-row>
        <table:table-row table:style-name="ro1">
          <table:table-cell office:value-type="float" office:value="0.17025" calcext:value-type="float">
            <text:p>0.17025</text:p>
          </table:table-cell>
          <table:table-cell office:value-type="float" office:value="74.681" calcext:value-type="float">
            <text:p>74.681</text:p>
          </table:table-cell>
          <table:table-cell/>
          <table:table-cell office:value-type="float" office:value="755.207713" calcext:value-type="float">
            <text:p>755.207713</text:p>
          </table:table-cell>
          <table:table-cell office:value-type="float" office:value="56.9592155247347" calcext:value-type="float">
            <text:p>56.9592155247</text:p>
          </table:table-cell>
          <table:table-cell/>
          <table:table-cell office:value-type="float" office:value="78.358126" calcext:value-type="float">
            <text:p>78.358126</text:p>
          </table:table-cell>
          <table:table-cell office:value-type="float" office:value="58.7728871782635" calcext:value-type="float">
            <text:p>58.7728871783</text:p>
          </table:table-cell>
          <table:table-cell table:number-columns-repeated="2"/>
          <table:table-cell table:formula="of:=[.H27]-[.B27]" office:value-type="float" office:value="-15.9081128217365" calcext:value-type="float">
            <text:p>-15.9081128217</text:p>
          </table:table-cell>
          <table:table-cell table:number-columns-repeated="2"/>
          <table:table-cell office:value-type="float" office:value="51.635" calcext:value-type="float">
            <text:p>51.635</text:p>
          </table:table-cell>
          <table:table-cell office:value-type="float" office:value="56.959" calcext:value-type="float">
            <text:p>56.959</text:p>
          </table:table-cell>
          <table:table-cell/>
          <table:table-cell table:formula="of:=[.O27]-[.B27]" office:value-type="float" office:value="-17.722" calcext:value-type="float">
            <text:p>-17.722</text:p>
          </table:table-cell>
          <table:table-cell table:number-columns-repeated="5"/>
        </table:table-row>
        <table:table-row table:style-name="ro1">
          <table:table-cell office:value-type="float" office:value="0.20296" calcext:value-type="float">
            <text:p>0.20296</text:p>
          </table:table-cell>
          <table:table-cell office:value-type="float" office:value="54.023" calcext:value-type="float">
            <text:p>54.023</text:p>
          </table:table-cell>
          <table:table-cell/>
          <table:table-cell office:value-type="float" office:value="756.304608" calcext:value-type="float">
            <text:p>756.304608</text:p>
          </table:table-cell>
          <table:table-cell office:value-type="float" office:value="54.0234609385705" calcext:value-type="float">
            <text:p>54.0234609386</text:p>
          </table:table-cell>
          <table:table-cell/>
          <table:table-cell office:value-type="float" office:value="79.60287" calcext:value-type="float">
            <text:p>79.60287</text:p>
          </table:table-cell>
          <table:table-cell office:value-type="float" office:value="54.0234609385705" calcext:value-type="float">
            <text:p>54.0234609386</text:p>
          </table:table-cell>
          <table:table-cell table:number-columns-repeated="2"/>
          <table:table-cell table:formula="of:=[.H28]-[.B28]" office:value-type="float" office:value="0.000460938570498115" calcext:value-type="float">
            <text:p>0.0004609386</text:p>
          </table:table-cell>
          <table:table-cell table:number-columns-repeated="2"/>
          <table:table-cell office:value-type="float" office:value="62.049" calcext:value-type="float">
            <text:p>62.049</text:p>
          </table:table-cell>
          <table:table-cell office:value-type="float" office:value="54.023" calcext:value-type="float">
            <text:p>54.023</text:p>
          </table:table-cell>
          <table:table-cell/>
          <table:table-cell table:formula="of:=[.O28]-[.B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321" calcext:value-type="float">
            <text:p>0.17321</text:p>
          </table:table-cell>
          <table:table-cell office:value-type="float" office:value="53.282" calcext:value-type="float">
            <text:p>53.282</text:p>
          </table:table-cell>
          <table:table-cell/>
          <table:table-cell office:value-type="float" office:value="753.533124" calcext:value-type="float">
            <text:p>753.533124</text:p>
          </table:table-cell>
          <table:table-cell office:value-type="float" office:value="53.2824633046653" calcext:value-type="float">
            <text:p>53.2824633047</text:p>
          </table:table-cell>
          <table:table-cell/>
          <table:table-cell office:value-type="float" office:value="74.776511" calcext:value-type="float">
            <text:p>74.776511</text:p>
          </table:table-cell>
          <table:table-cell office:value-type="float" office:value="53.2824633046653" calcext:value-type="float">
            <text:p>53.2824633047</text:p>
          </table:table-cell>
          <table:table-cell table:number-columns-repeated="2"/>
          <table:table-cell table:formula="of:=[.H29]-[.B29]" office:value-type="float" office:value="0.000463304665302644" calcext:value-type="float">
            <text:p>0.0004633047</text:p>
          </table:table-cell>
          <table:table-cell table:number-columns-repeated="2"/>
          <table:table-cell office:value-type="float" office:value="62.096" calcext:value-type="float">
            <text:p>62.096</text:p>
          </table:table-cell>
          <table:table-cell office:value-type="float" office:value="53.282" calcext:value-type="float">
            <text:p>53.282</text:p>
          </table:table-cell>
          <table:table-cell/>
          <table:table-cell table:formula="of:=[.O29]-[.B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51.66" calcext:value-type="float">
            <text:p>51.66</text:p>
          </table:table-cell>
          <table:table-cell/>
          <table:table-cell office:value-type="float" office:value="752.391651" calcext:value-type="float">
            <text:p>752.391651</text:p>
          </table:table-cell>
          <table:table-cell office:value-type="float" office:value="51.6596352579539" calcext:value-type="float">
            <text:p>51.659635258</text:p>
          </table:table-cell>
          <table:table-cell/>
          <table:table-cell office:value-type="float" office:value="77.515368" calcext:value-type="float">
            <text:p>77.515368</text:p>
          </table:table-cell>
          <table:table-cell office:value-type="float" office:value="51.6596352579539" calcext:value-type="float">
            <text:p>51.659635258</text:p>
          </table:table-cell>
          <table:table-cell table:number-columns-repeated="2"/>
          <table:table-cell table:formula="of:=[.H30]-[.B30]" office:value-type="float" office:value="-0.000364742046095046" calcext:value-type="float">
            <text:p>-0.000364742</text:p>
          </table:table-cell>
          <table:table-cell table:number-columns-repeated="2"/>
          <table:table-cell office:value-type="float" office:value="61.067" calcext:value-type="float">
            <text:p>61.067</text:p>
          </table:table-cell>
          <table:table-cell office:value-type="float" office:value="51.66" calcext:value-type="float">
            <text:p>51.66</text:p>
          </table:table-cell>
          <table:table-cell/>
          <table:table-cell table:formula="of:=[.O30]-[.B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0432" calcext:value-type="float">
            <text:p>0.30432</text:p>
          </table:table-cell>
          <table:table-cell office:value-type="float" office:value="106.94" calcext:value-type="float">
            <text:p>106.94</text:p>
          </table:table-cell>
          <table:table-cell/>
          <table:table-cell office:value-type="float" office:value="1226.226545" calcext:value-type="float">
            <text:p>1226.226545</text:p>
          </table:table-cell>
          <table:table-cell office:value-type="float" office:value="93.9112628841506" calcext:value-type="float">
            <text:p>93.9112628842</text:p>
          </table:table-cell>
          <table:table-cell/>
          <table:table-cell office:value-type="float" office:value="165.203444" calcext:value-type="float">
            <text:p>165.203444</text:p>
          </table:table-cell>
          <table:table-cell office:value-type="float" office:value="90.7414596750378" calcext:value-type="float">
            <text:p>90.741459675</text:p>
          </table:table-cell>
          <table:table-cell table:number-columns-repeated="2"/>
          <table:table-cell table:formula="of:=[.H31]-[.B31]" office:value-type="float" office:value="-16.1985403249622" calcext:value-type="float">
            <text:p>-16.198540325</text:p>
          </table:table-cell>
          <table:table-cell table:number-columns-repeated="2"/>
          <table:table-cell office:value-type="float" office:value="141.18" calcext:value-type="float">
            <text:p>141.18</text:p>
          </table:table-cell>
          <table:table-cell office:value-type="float" office:value="106.83" calcext:value-type="float">
            <text:p>106.83</text:p>
          </table:table-cell>
          <table:table-cell/>
          <table:table-cell table:formula="of:=[.O31]-[.B31]" office:value-type="float" office:value="-0.109999999999999" calcext:value-type="float">
            <text:p>-0.11</text:p>
          </table:table-cell>
          <table:table-cell table:number-columns-repeated="5"/>
        </table:table-row>
        <table:table-row table:style-name="ro1">
          <table:table-cell office:value-type="float" office:value="0.31606" calcext:value-type="float">
            <text:p>0.31606</text:p>
          </table:table-cell>
          <table:table-cell office:value-type="float" office:value="115.6" calcext:value-type="float">
            <text:p>115.6</text:p>
          </table:table-cell>
          <table:table-cell/>
          <table:table-cell table:style-name="ce1" office:value-type="float" office:value="1223.507758" calcext:value-type="float">
            <text:p>1223.507758</text:p>
          </table:table-cell>
          <table:table-cell table:style-name="ce1" office:value-type="float" office:value="100.899895585221" calcext:value-type="float">
            <text:p>100.8998955852</text:p>
          </table:table-cell>
          <table:table-cell/>
          <table:table-cell office:value-type="float" office:value="170.09751" calcext:value-type="float">
            <text:p>170.09751</text:p>
          </table:table-cell>
          <table:table-cell office:value-type="float" office:value="100.899895585221" calcext:value-type="float">
            <text:p>100.8998955852</text:p>
          </table:table-cell>
          <table:table-cell table:number-columns-repeated="2"/>
          <table:table-cell table:formula="of:=[.H32]-[.B32]" office:value-type="float" office:value="-14.700104414779" calcext:value-type="float">
            <text:p>-14.7001044148</text:p>
          </table:table-cell>
          <table:table-cell table:number-columns-repeated="2"/>
          <table:table-cell office:value-type="float" office:value="142.04" calcext:value-type="float">
            <text:p>142.04</text:p>
          </table:table-cell>
          <table:table-cell office:value-type="float" office:value="102.18" calcext:value-type="float">
            <text:p>102.18</text:p>
          </table:table-cell>
          <table:table-cell/>
          <table:table-cell table:formula="of:=[.O32]-[.B32]" office:value-type="float" office:value="-13.42" calcext:value-type="float">
            <text:p>-13.42</text:p>
          </table:table-cell>
          <table:table-cell table:number-columns-repeated="5"/>
        </table:table-row>
        <table:table-row table:style-name="ro1">
          <table:table-cell office:value-type="float" office:value="0.28192" calcext:value-type="float">
            <text:p>0.28192</text:p>
          </table:table-cell>
          <table:table-cell office:value-type="float" office:value="120.16" calcext:value-type="float">
            <text:p>120.16</text:p>
          </table:table-cell>
          <table:table-cell table:number-columns-repeated="4"/>
          <table:table-cell office:value-type="float" office:value="167.442277" calcext:value-type="float">
            <text:p>167.442277</text:p>
          </table:table-cell>
          <table:table-cell office:value-type="float" office:value="107.911860247247" calcext:value-type="float">
            <text:p>107.9118602472</text:p>
          </table:table-cell>
          <table:table-cell table:number-columns-repeated="2"/>
          <table:table-cell table:formula="of:=[.H33]-[.B33]" office:value-type="float" office:value="-12.248139752753" calcext:value-type="float">
            <text:p>-12.2481397528</text:p>
          </table:table-cell>
          <table:table-cell table:number-columns-repeated="2"/>
          <table:table-cell office:value-type="float" office:value="140.55" calcext:value-type="float">
            <text:p>140.55</text:p>
          </table:table-cell>
          <table:table-cell office:value-type="float" office:value="106.85" calcext:value-type="float">
            <text:p>106.85</text:p>
          </table:table-cell>
          <table:table-cell/>
          <table:table-cell table:formula="of:=[.O33]-[.B33]" office:value-type="float" office:value="-13.31" calcext:value-type="float">
            <text:p>-13.31</text:p>
          </table:table-cell>
          <table:table-cell table:number-columns-repeated="5"/>
        </table:table-row>
        <table:table-row table:style-name="ro1">
          <table:table-cell office:value-type="float" office:value="0.29751" calcext:value-type="float">
            <text:p>0.29751</text:p>
          </table:table-cell>
          <table:table-cell office:value-type="float" office:value="143.59" calcext:value-type="float">
            <text:p>143.59</text:p>
          </table:table-cell>
          <table:table-cell table:number-columns-repeated="4"/>
          <table:table-cell office:value-type="float" office:value="165.280487" calcext:value-type="float">
            <text:p>165.280487</text:p>
          </table:table-cell>
          <table:table-cell office:value-type="float" office:value="113.330658168374" calcext:value-type="float">
            <text:p>113.3306581684</text:p>
          </table:table-cell>
          <table:table-cell table:number-columns-repeated="2"/>
          <table:table-cell table:formula="of:=[.H34]-[.B34]" office:value-type="float" office:value="-30.259341831626" calcext:value-type="float">
            <text:p>-30.2593418316</text:p>
          </table:table-cell>
          <table:table-cell table:number-columns-repeated="2"/>
          <table:table-cell office:value-type="float" office:value="140.73" calcext:value-type="float">
            <text:p>140.73</text:p>
          </table:table-cell>
          <table:table-cell office:value-type="float" office:value="110.21" calcext:value-type="float">
            <text:p>110.21</text:p>
          </table:table-cell>
          <table:table-cell/>
          <table:table-cell table:formula="of:=[.O34]-[.B34]" office:value-type="float" office:value="-33.38" calcext:value-type="float">
            <text:p>-33.38</text:p>
          </table:table-cell>
          <table:table-cell table:number-columns-repeated="5"/>
        </table:table-row>
        <table:table-row table:style-name="ro1">
          <table:table-cell office:value-type="float" office:value="0.29551" calcext:value-type="float">
            <text:p>0.29551</text:p>
          </table:table-cell>
          <table:table-cell office:value-type="float" office:value="98.493" calcext:value-type="float">
            <text:p>98.493</text:p>
          </table:table-cell>
          <table:table-cell table:number-columns-repeated="4"/>
          <table:table-cell office:value-type="float" office:value="163.02224" calcext:value-type="float">
            <text:p>163.02224</text:p>
          </table:table-cell>
          <table:table-cell office:value-type="float" office:value="95.7097552022626" calcext:value-type="float">
            <text:p>95.7097552023</text:p>
          </table:table-cell>
          <table:table-cell table:number-columns-repeated="2"/>
          <table:table-cell table:formula="of:=[.H35]-[.B35]" office:value-type="float" office:value="-2.7832447977374" calcext:value-type="float">
            <text:p>-2.7832447977</text:p>
          </table:table-cell>
          <table:table-cell table:number-columns-repeated="2"/>
          <table:table-cell office:value-type="float" office:value="140.89" calcext:value-type="float">
            <text:p>140.89</text:p>
          </table:table-cell>
          <table:table-cell office:value-type="float" office:value="93.654" calcext:value-type="float">
            <text:p>93.654</text:p>
          </table:table-cell>
          <table:table-cell/>
          <table:table-cell table:formula="of:=[.O35]-[.B35]" office:value-type="float" office:value="-4.839" calcext:value-type="float">
            <text:p>-4.8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3">00/00/0000</text:date>, <text:time style:data-style-name="N2" text:time-value="22:41:13.121731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20:17:24.276695076</meta:creation-date>
    <dc:date>2022-03-23T22:42:54.552134285</dc:date>
    <meta:editing-duration>PT39S</meta:editing-duration>
    <meta:editing-cycles>5</meta:editing-cycles>
    <meta:generator>LibreOffice/4.2.8.2$Linux_X86_64 LibreOffice_project/420m0$Build-2</meta:generator>
    <meta:document-statistic meta:table-count="1" meta:cell-count="346" meta:object-count="0"/>
  </office:meta>
</office:document-meta>
</file>